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775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2.074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6.391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4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 style:data-style-name="N49">
      <style:table-cell-properties fo:background-color="transparent"/>
    </style:style>
    <style:style style:name="T1" style:family="text">
      <style:text-properties style:font-name="Liberation Sans" fo:font-size="12pt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loyalnest_phase3_issues_updated (1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title</text:p>
          </table:table-cell>
          <table:table-cell table:style-name="ce7" office:value-type="string" calcext:value-type="string">
            <text:p>description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Configure Nx monorepo and shared libraries</text:p>
          </table:table-cell>
          <table:table-cell office:value-type="string" calcext:value-type="string">
            <text:p>Set up Nx monorepo with `libs/database` (TypeORM, Mongoose, ioredis, TimescaleDB, Elasticsearch) and `libs/kafka` (producer/consumer for `points.earned`, `referral.completed`). See Phase 1 roadmap.</text:p>
          </table:table-cell>
          <table:table-cell table:style-name="ce9" office:value-type="date" office:date-value="2025-07-30" calcext:value-type="date">
            <text:p>2025-07-3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docker-compose.yml for all services</text:p>
          </table:table-cell>
          <table:table-cell office:value-type="string" calcext:value-type="string">
            <text:p>Create `docker-compose.yml` with PostgreSQL, MongoDB, Redis, TimescaleDB, Elasticsearch, Kafka, Zookeeper. Ensure ports (e.g., 5432 for Auth, 27017 for Points, 5440 for Users, 5441 for Roles, 5435 for RFM). See Phase 1 roadmap.</text:p>
          </table:table-cell>
          <table:table-cell table:style-name="ce9" office:value-type="date" office:date-value="2025-07-30" calcext:value-type="date">
            <text:p>2025-07-3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Auth database schema</text:p>
          </table:table-cell>
          <table:table-cell office:value-type="string" calcext:value-type="string">
            <text:p>Set up PostgreSQL (port 5432) with `merchants`, `admin_users`, `admin_sessions`, `impersonation_sessions`. Use pgcrypto for `admin_users.email`. See Auth service plan.</text:p>
          </table:table-cell>
          <table:table-cell table:style-name="ce9" office:value-type="date" office:date-value="2025-08-02" calcext:value-type="date">
            <text:p>2025-08-02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Auth gRPC endpoints</text:p>
          </table:table-cell>
          <table:table-cell office:value-type="string" calcext:value-type="string">
            <text:p>Implement `/auth.v1/ValidateToken` and `/auth.v1/ValidateMerchant` (gRPC). Produce `merchant.created` Kafka event. Integrate with `users-service` and `roles-service`. See Auth service plan.</text:p>
          </table:table-cell>
          <table:table-cell table:style-name="ce9" office:value-type="date" office:date-value="2025-08-04" calcext:value-type="date">
            <text:p>2025-08-04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Auth service with Jest</text:p>
          </table:table-cell>
          <table:table-cell office:value-type="string" calcext:value-type="string">
            <text:p>Write Jest tests for `AuthRepository` (`findByShopDomain`). Ensure 80% coverage. Test integration with `users-service` and `roles-service`. See Auth service plan.</text:p>
          </table:table-cell>
          <table:table-cell table:style-name="ce9" office:value-type="date" office:date-value="2025-08-05" calcext:value-type="date">
            <text:p>2025-08-05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API Gateway Redis setup</text:p>
          </table:table-cell>
          <table:table-cell office:value-type="string" calcext:value-type="string">
            <text:p>Set up Redis (port 6380) for rate limiting (`rate_limit:{merchant_id}:{endpoint}`). See API Gateway service plan.</text:p>
          </table:table-cell>
          <table:table-cell table:style-name="ce9" office:value-type="date" office:date-value="2025-08-06" calcext:value-type="date">
            <text:p>2025-08-06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API Gateway webhook routing</text:p>
          </table:table-cell>
          <table:table-cell office:value-type="string" calcext:value-type="string">
            <text:p>Route Shopify `/webhooks/orders/create` to Points, Referrals, RFM. Call `/auth.v1/ValidateToken` (gRPC). Produce `webhook.received` Kafka event (optional). See API Gateway service plan.</text:p>
          </table:table-cell>
          <table:table-cell table:style-name="ce9" office:value-type="date" office:date-value="2025-08-08" calcext:value-type="date">
            <text:p>2025-08-08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API Gateway with Jest and k6</text:p>
          </table:table-cell>
          <table:table-cell office:value-type="string" calcext:value-type="string">
            <text:p>Write Jest tests for `ApiGatewayRepository` (`trackRateLimit`). Run k6 load tests for 10,000 webhooks/hour. See API Gateway service plan.</text:p>
          </table:table-cell>
          <table:table-cell table:style-name="ce9"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Core database schema</text:p>
          </table:table-cell>
          <table:table-cell office:value-type="string" calcext:value-type="string">
            <text:p>Set up PostgreSQL (port 5433) with `program_settings`, `customer_import_logs`. Remove `customers` (moved to `users-service`). Define `ProgramSettings.entity.ts`. See Core service plan.</text:p>
          </table:table-cell>
          <table:table-cell table:style-name="ce9" office:value-type="date" office:date-value="2025-08-12" calcext:value-type="date">
            <text:p>2025-08-12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Core gRPC endpoints</text:p>
          </table:table-cell>
          <table:table-cell office:value-type="string" calcext:value-type="string">
            <text:p>Implement `/core.v1/CreateCustomer` (gRPC). Produce `customer.created`, `customer.updated` Kafka events. Consume `rfm.updated`, `gdpr_request.created`. Call `/rfm.v1/GetCustomerRFM`. See Core service plan.</text:p>
          </table:table-cell>
          <table:table-cell table:style-name="ce9" office:value-type="date" office:date-value="2025-08-14" calcext:value-type="date">
            <text:p>2025-08-14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Core service with Jest and Cypress</text:p>
          </table:table-cell>
          <table:table-cell office:value-type="string" calcext:value-type="string">
            <text:p>Write Jest tests for `CoreRepository` (`updateSettings`). Run Cypress tests for gRPC endpoints. Test integration with `users-service`, `rfm-service`. Ensure GDPR compliance. See Core service plan.</text:p>
          </table:table-cell>
          <table:table-cell table:style-name="ce9" office:value-type="date" office:date-value="2025-08-15" calcext:value-type="date">
            <text:p>2025-08-1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, 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Points database schema</text:p>
          </table:table-cell>
          <table:table-cell office:value-type="string" calcext:value-type="string">
            <text:p>Set up MongoDB (port 27017) with `points_transactions`, `reward_redemptions`, `pos_offline_queue`. Define indexes (`customer_id`, `merchant_id`). See Points service plan.</text:p>
          </table:table-cell>
          <table:table-cell table:style-name="ce9" office:value-type="date" office:date-value="2025-08-16" calcext:value-type="date">
            <text:p>2025-08-16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Points gRPC endpoints</text:p>
          </table:table-cell>
          <table:table-cell office:value-type="string" calcext:value-type="string">
            <text:p>Implement `/points.v1/GetPointsBalance` (gRPC). Call `/core.v1/GetCustomerRFM`, `/auth.v1/ValidateMerchant`. Produce `points.earned` Kafka event. See Points service plan.</text:p>
          </table:table-cell>
          <table:table-cell table:style-name="ce9" office:value-type="date" office:date-value="2025-08-18" calcext:value-type="date">
            <text:p>2025-08-18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Points service with Jest and k6</text:p>
          </table:table-cell>
          <table:table-cell office:value-type="string" calcext:value-type="string">
            <text:p>Write Jest tests for `PointsRepository` (`createTransaction`). Run k6 load tests for 10,000 transactions/hour. See Points service plan.</text:p>
          </table:table-cell>
          <table:table-cell table:style-name="ce9" office:value-type="date" office:date-value="2025-08-20" calcext:value-type="date">
            <text:p>2025-08-20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Referrals database schema</text:p>
          </table:table-cell>
          <table:table-cell office:value-type="string" calcext:value-type="string">
            <text:p>Set up PostgreSQL (port 5434) with `referrals` and Redis (port 6379) for `referral:{merchant_id}:{id}`. Define indexes (`merchant_id`, `referral_link_id`). See Referrals service plan.</text:p>
          </table:table-cell>
          <table:table-cell table:style-name="ce9" office:value-type="date" office:date-value="2025-08-21" calcext:value-type="date">
            <text:p>2025-08-21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eferral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Referrals gRPC endpoints</text:p>
          </table:table-cell>
          <table:table-cell office:value-type="string" calcext:value-type="string">
            <text:p>Implement `/referrals.v1/GetReferralStatus` (gRPC). Call `/core.v1/GetCustomerRFM`, `/auth.v1/ValidateMerchant`. Produce `referral.completed` Kafka event. See Referrals service plan.</text:p>
          </table:table-cell>
          <table:table-cell table:style-name="ce9" office:value-type="date" office:date-value="2025-08-23" calcext:value-type="date">
            <text:p>2025-08-23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eferral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Referrals service with Jest and k6</text:p>
          </table:table-cell>
          <table:table-cell office:value-type="string" calcext:value-type="string">
            <text:p>Write Jest tests for `ReferralsRepository` (`getReferral`). Run k6 load tests for 700 conversions/hour. See Referrals service plan.</text:p>
          </table:table-cell>
          <table:table-cell table:style-name="ce9" office:value-type="date" office:date-value="2025-08-25" calcext:value-type="date">
            <text:p>2025-08-2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eferral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AdminCore database schema</text:p>
          </table:table-cell>
          <table:table-cell office:value-type="string" calcext:value-type="string">
            <text:p>Set up PostgreSQL (port 5436) with `audit_logs`, `gdpr_requests`, `gdpr_redaction_log`, `webhook_idempotency_keys`. Define indexes (`merchant_id`). See AdminCore service plan.</text:p>
          </table:table-cell>
          <table:table-cell table:style-name="ce9" office:value-type="date" office:date-value="2025-09-07" calcext:value-type="date">
            <text:p>2025-09-0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AdminCore gRPC endpoints</text:p>
          </table:table-cell>
          <table:table-cell office:value-type="string" calcext:value-type="string">
            <text:p>Implement `/admin_core.v1/GetAuditLogs` (gRPC). Produce `gdpr_request.created` Kafka event. Consume `audit_log`, `customer.updated`, `task.completed`. See AdminCore service plan.</text:p>
          </table:table-cell>
          <table:table-cell table:style-name="ce9" office:value-type="date" office:date-value="2025-09-09" calcext:value-type="date">
            <text:p>2025-09-09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AdminCore with Jest and Cypress</text:p>
          </table:table-cell>
          <table:table-cell office:value-type="string" calcext:value-type="string">
            <text:p>Write Jest tests for `AdminCoreRepository` (`createAuditLog`). Run Cypress tests for GDPR compliance workflows. See AdminCore service plan.</text:p>
          </table:table-cell>
          <table:table-cell table:style-name="ce9" office:value-type="date" office:date-value="2025-09-10" calcext:value-type="date">
            <text:p>2025-09-1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, 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Event Tracking database schema</text:p>
          </table:table-cell>
          <table:table-cell office:value-type="string" calcext:value-type="string">
            <text:p>Set up PostgreSQL (port 5439) with `queue_tasks`. Define indexes (`merchant_id`, `status`). See Event Tracking service plan.</text:p>
          </table:table-cell>
          <table:table-cell table:style-name="ce9" office:value-type="date" office:date-value="2025-09-11" calcext:value-type="date">
            <text:p>2025-09-11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event-track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Event Tracking gRPC endpoints</text:p>
          </table:table-cell>
          <table:table-cell office:value-type="string" calcext:value-type="string">
            <text:p>Implement `/event_tracking.v1/CreateTask` (gRPC). Produce `task.created`, `task.completed` Kafka events. Consume `email_event.created`. See Event Tracking service plan.</text:p>
          </table:table-cell>
          <table:table-cell table:style-name="ce9" office:value-type="date" office:date-value="2025-09-13" calcext:value-type="date">
            <text:p>2025-09-13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event-track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Event Tracking with Jest and k6</text:p>
          </table:table-cell>
          <table:table-cell office:value-type="string" calcext:value-type="string">
            <text:p>Write Jest tests for `EventTrackingRepository` (`createTask`). Run k6 load tests for task queue throughput. See Event Tracking service plan.</text:p>
          </table:table-cell>
          <table:table-cell table:style-name="ce9" office:value-type="date" office:date-value="2025-09-15" calcext:value-type="date">
            <text:p>2025-09-1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event-track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Frontend UI</text:p>
          </table:table-cell>
          <table:table-cell office:value-type="string" calcext:value-type="string">
            <text:p>Develop React UI with gRPC calls to `/points.v1/GetPointsBalance`, `/referrals.v1/GetReferralStatus`, `/rfm.v1/GetSegmentCounts`, `/users.v1/GetUser`, `/roles.v1/GetRole`. Add `UsersPage.tsx`, `RolesPage.tsx`. Proxy via API Gateway (`/frontend/points`). See Frontend service plan.</text:p>
          </table:table-cell>
          <table:table-cell table:style-name="ce9" office:value-type="date" office:date-value="2025-09-20" calcext:value-type="date">
            <text:p>2025-09-2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Frontend with Jest and Cypress</text:p>
          </table:table-cell>
          <table:table-cell office:value-type="string" calcext:value-type="string">
            <text:p>Write Jest tests for UI components (`UsersPage.tsx`, `RolesPage.tsx`). Run Cypress tests for dashboard flows, user/role management. Ensure no PII exposure. See Frontend service plan.</text:p>
          </table:table-cell>
          <table:table-cell table:style-name="ce9" office:value-type="date" office:date-value="2025-09-25" calcext:value-type="date">
            <text:p>2025-09-2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, 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Frontend with k6</text:p>
          </table:table-cell>
          <table:table-cell office:value-type="string" calcext:value-type="string">
            <text:p>Run k6 load tests for 5,000 merchant views/hour. Include `UsersPage.tsx`, `RolesPage.tsx`. See Frontend service plan.</text:p>
          </table:table-cell>
          <table:table-cell table:style-name="ce9" office:value-type="date" office:date-value="2025-09-30" calcext:value-type="date">
            <text:p>2025-09-3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AdminFeatures database schema</text:p>
          </table:table-cell>
          <table:table-cell office:value-type="string" calcext:value-type="string">
            <text:p>Set up PostgreSQL (port 5437) with `email_templates`, `shopify_flow_templates`, `integrations`. Encrypt `integrations.credentials`. Integrate with `users-service`, `roles-service` for admin access. See AdminFeatures service plan.</text:p>
          </table:table-cell>
          <table:table-cell table:style-name="ce9" office:value-type="date" office:date-value="2025-10-03" calcext:value-type="date">
            <text:p>2025-10-03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AdminFeatures gRPC endpoints</text:p>
          </table:table-cell>
          <table:table-cell office:value-type="string" calcext:value-type="string">
            <text:p>Implement `/admin_features.v1/CreateEmailTemplate` (gRPC). Produce `email_event.created` Kafka event. Consume `customer.created`. Integrate with `users-service`, `roles-service`. See AdminFeatures service plan.</text:p>
          </table:table-cell>
          <table:table-cell table:style-name="ce9" office:value-type="date" office:date-value="2025-10-05" calcext:value-type="date">
            <text:p>2025-10-05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AdminFeatures with Jest</text:p>
          </table:table-cell>
          <table:table-cell office:value-type="string" calcext:value-type="string">
            <text:p>Write Jest tests for `AdminFeaturesRepository` (`createEmailTemplate`). Ensure `credentials` encryption. Test integration with `users-service`, `roles-service`. See AdminFeatures service plan.</text:p>
          </table:table-cell>
          <table:table-cell table:style-name="ce9" office:value-type="date" office:date-value="2025-10-07" calcext:value-type="date">
            <text:p>2025-10-07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, 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Campaign database schema</text:p>
          </table:table-cell>
          <table:table-cell office:value-type="string" calcext:value-type="string">
            <text:p>Set up PostgreSQL (port 5438) with `vip_tiers`. Define indexes (`merchant_id`). See Campaign service plan.</text:p>
          </table:table-cell>
          <table:table-cell table:style-name="ce9" office:value-type="date" office:date-value="2025-10-09" calcext:value-type="date">
            <text:p>2025-10-09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Campaign gRPC endpoints</text:p>
          </table:table-cell>
          <table:table-cell office:value-type="string" calcext:value-type="string">
            <text:p>Implement `/campaign.v1/GetVIPTier` (gRPC). Consume `customer.created`. See Campaign service plan.</text:p>
          </table:table-cell>
          <table:table-cell table:style-name="ce9" office:value-type="date" office:date-value="2025-10-12" calcext:value-type="date">
            <text:p>2025-10-12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Campaign with Jest</text:p>
          </table:table-cell>
          <table:table-cell office:value-type="string" calcext:value-type="string">
            <text:p>Write Jest tests for `CampaignRepository` (`createVIPTier`). See Campaign service plan.</text:p>
          </table:table-cell>
          <table:table-cell table:style-name="ce9" office:value-type="date" office:date-value="2025-10-14" calcext:value-type="date">
            <text:p>2025-10-14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Gamification Redis</text:p>
          </table:table-cell>
          <table:table-cell office:value-type="string" calcext:value-type="string">
            <text:p>Configure Redis (port 6381) with `badge:{merchant_id}:{customer_id}`, `leaderboard:{merchant_id}`. Prepare for `/gamification.v1/AwardBadge` (Phase 6). See Gamification service plan.</text:p>
          </table:table-cell>
          <table:table-cell table:style-name="ce9" office:value-type="date" office:date-value="2025-10-17" calcext:value-type="date">
            <text:p>2025-10-17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Gamification with Jest</text:p>
          </table:table-cell>
          <table:table-cell office:value-type="string" calcext:value-type="string">
            <text:p>Write Jest tests for `GamificationRepository` (`awardBadge`). See Gamification service plan.</text:p>
          </table:table-cell>
          <table:table-cell table:style-name="ce9" office:value-type="date" office:date-value="2025-10-21" calcext:value-type="date">
            <text:p>2025-10-2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Products Elasticsearch</text:p>
          </table:table-cell>
          <table:table-cell office:value-type="string" calcext:value-type="string">
            <text:p>Configure Elasticsearch (port 9200) with `products` index (`id`, `merchant_id`, `name`). Prepare for `/products.v1/SearchProducts` (Phase 6). See Products service plan.</text:p>
          </table:table-cell>
          <table:table-cell table:style-name="ce9" office:value-type="date" office:date-value="2025-10-24" calcext:value-type="date">
            <text:p>2025-10-24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Products with Jest</text:p>
          </table:table-cell>
          <table:table-cell office:value-type="string" calcext:value-type="string">
            <text:p>Write Jest tests for `ProductsRepository` (`searchProducts`). See Products service plan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integration tests for all services</text:p>
          </table:table-cell>
          <table:table-cell office:value-type="string" calcext:value-type="string">
            <text:p>Run Cypress E2E tests for all gRPC/REST endpoints (e.g., `/points.v1/GetPointsBalance`, `/users.v1/GetUser`, `/rfm.v1/GetSegmentCounts`). Validate saga patterns (Points → RFM → Core). See Post-Phase roadmap.</text:p>
          </table:table-cell>
          <table:table-cell table:style-name="ce9" office:value-type="date" office:date-value="2025-11-10" calcext:value-type="date">
            <text:p>2025-11-1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points services</text:p>
          </table:table-cell>
          <table:table-cell office:value-type="string" calcext:value-type="string">
            <text:p>Run k6 load tests for Points (10,000 orders/hour). See Post-Phase roadmap.</text:p>
          </table:table-cell>
          <table:table-cell table:style-name="ce9" office:value-type="date" office:date-value="2025-11-12" calcext:value-type="date">
            <text:p>2025-11-12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referrals services</text:p>
          </table:table-cell>
          <table:table-cell office:value-type="string" calcext:value-type="string">
            <text:p>Run k6 load tests for Referrals (10,000 orders/hour). See Post-Phase roadmap.</text:p>
          </table:table-cell>
          <table:table-cell table:style-name="ce9" office:value-type="date" office:date-value="2025-11-12" calcext:value-type="date">
            <text:p>2025-11-12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eferral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users services</text:p>
          </table:table-cell>
          <table:table-cell office:value-type="string" calcext:value-type="string">
            <text:p>Run k6 load tests for Users (10,000 orders/hour). See Post-Phase roadmap.</text:p>
          </table:table-cell>
          <table:table-cell table:style-name="ce9" office:value-type="date" office:date-value="2025-11-13" calcext:value-type="date">
            <text:p>2025-11-13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roles services</text:p>
          </table:table-cell>
          <table:table-cell office:value-type="string" calcext:value-type="string">
            <text:p>Run k6 load tests for Roles (10,000 orders/hour). See Post-Phase roadmap.</text:p>
          </table:table-cell>
          <table:table-cell table:style-name="ce9" office:value-type="date" office:date-value="2025-11-13" calcext:value-type="date">
            <text:p>2025-11-13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rfm services</text:p>
          </table:table-cell>
          <table:table-cell office:value-type="string" calcext:value-type="string">
            <text:p>Run k6 load tests for RFM (10,000 orders/hour). See Post-Phase roadmap.</text:p>
          </table:table-cell>
          <table:table-cell table:style-name="ce9" office:value-type="date" office:date-value="2025-11-14" calcext:value-type="date">
            <text:p>2025-11-14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GDPR/CCPA compliance tests – core</text:p>
          </table:table-cell>
          <table:table-cell office:value-type="string" calcext:value-type="string">
            <text:p>Test PII encryption (Core) and audit logging (AdminCore). See Post-Phase roadmap.</text:p>
          </table:table-cell>
          <table:table-cell table:style-name="ce9" office:value-type="date" office:date-value="2025-11-15" calcext:value-type="date">
            <text:p>2025-1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GDPR/CCPA compliance tests – adminCore</text:p>
          </table:table-cell>
          <table:table-cell office:value-type="string" calcext:value-type="string">
            <text:p>Test PII encryption (AdminCore) and audit logging (AdminCore). See Post-Phase roadmap.</text:p>
          </table:table-cell>
          <table:table-cell table:style-name="ce9" office:value-type="date" office:date-value="2025-11-15" calcext:value-type="date">
            <text:p>2025-1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GDPR/CCPA compliance tests – users</text:p>
          </table:table-cell>
          <table:table-cell office:value-type="string" calcext:value-type="string">
            <text:p>Test PII encryption (Users) and audit logging (AdminCore). See Post-Phase roadmap.</text:p>
          </table:table-cell>
          <table:table-cell table:style-name="ce9" office:value-type="date" office:date-value="2025-11-15" calcext:value-type="date">
            <text:p>2025-1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GDPR/CCPA compliance tests = adminFeatures</text:p>
          </table:table-cell>
          <table:table-cell office:value-type="string" calcext:value-type="string">
            <text:p>Test PII encryption (AdminFeatures) and audit logging (AdminCore). See Post-Phase roadmap.</text:p>
          </table:table-cell>
          <table:table-cell table:style-name="ce9" office:value-type="date" office:date-value="2025-11-15" calcext:value-type="date">
            <text:p>2025-1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ploy all services to VPS</text:p>
          </table:table-cell>
          <table:table-cell office:value-type="string" calcext:value-type="string">
            <text:p>Deploy all 15 services via Docker Compose on VPS. Configure CI/CD with GitHub Actions (`nx test`, `nx build`). See Post-Phase roadmap.</text:p>
          </table:table-cell>
          <table:table-cell table:style-name="ce9" office:value-type="date" office:date-value="2025-11-25" calcext:value-type="date">
            <text:p>2025-11-2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monitoring with Prometheus/Grafana</text:p>
          </table:table-cell>
          <table:table-cell office:value-type="string" calcext:value-type="string">
            <text:p>Configure Prometheus/Grafana to monitor Kafka lag, DB latency, and service health. See Post-Phase roadmap.</text:p>
          </table:table-cell>
          <table:table-cell table:style-name="ce9" office:value-type="date" office:date-value="2025-11-30" calcext:value-type="date">
            <text:p>2025-11-3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duct beta testing with merchants</text:p>
          </table:table-cell>
          <table:table-cell office:value-type="string" calcext:value-type="string">
            <text:p>Test with 10 Shopify merchants using free tiers (MongoDB Atlas, Redis Labs). Validate 7% SMS conversion (Referrals), daily RFM refresh, user/role management. See Post-Phase roadmap.</text:p>
          </table:table-cell>
          <table:table-cell table:style-name="ce9" office:value-type="date" office:date-value="2026-01-15" calcext:value-type="date">
            <text:p>2026-0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nalize documentation for TVP submission</text:p>
          </table:table-cell>
          <table:table-cell office:value-type="string" calcext:value-type="string">
            <text:p>Update `docs/plans/` with service plans, architecture, and compliance details. See Post-Phase roadmap.</text:p>
          </table:table-cell>
          <table:table-cell table:style-name="ce9" office:value-type="date" office:date-value="2026-02-01" calcext:value-type="date">
            <text:p>2026-02-01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bmit LoyalNest to Shopify App Store</text:p>
          </table:table-cell>
          <table:table-cell office:value-type="string" calcext:value-type="string">
            <text:p>Submit app with Points, Referrals, RFM, Users, Roles for TVP approval. See Post-Phase roadmap.</text:p>
          </table:table-cell>
          <table:table-cell table:style-name="ce9" office:value-type="date" office:date-value="2026-02-15" calcext:value-type="date">
            <text:p>2026-02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lit Core modules into libs/shared</text:p>
          </table:table-cell>
          <table:table-cell office:value-type="string" calcext:value-type="string">
            <text:p>Move `auth-utils`, `event-types`, `date-utils`, `config` from `loyalnest-core` to `libs/shared/`. Update imports in Core, Auth, Points. See Phase 1 roadmap.</text:p>
          </table:table-cell>
          <table:table-cell table:style-name="ce9" office:value-type="date" office:date-value="2025-08-01" calcext:value-type="date">
            <text:p>2025-08-01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timize gRPC proto directory structure</text:p>
          </table:table-cell>
          <table:table-cell office:value-type="string" calcext:value-type="string">
            <text:p>Centralize proto files in `/proto` with versioning (`v1/`, `v2/`). Update gRPC clients/servers (Auth, Core, Points, Users, Roles, RFM). See Phase 1 roadmap.</text:p>
          </table:table-cell>
          <table:table-cell table:style-name="ce9" office:value-type="date" office:date-value="2025-08-03" calcext:value-type="date">
            <text:p>2025-08-03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y Shopify Webhooks strategy</text:p>
          </table:table-cell>
          <table:table-cell office:value-type="string" calcext:value-type="string">
            <text:p>Discuss and document topic naming, validation, and retry strategy for Shopify Webhooks in API Gateway. Update routing logic. See Phase 1 roadmap.</text:p>
          </table:table-cell>
          <table:table-cell table:style-name="ce9" office:value-type="date" office:date-value="2025-08-07" calcext:value-type="date">
            <text:p>2025-08-07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scuss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README.md with project structure</text:p>
          </table:table-cell>
          <table:table-cell office:value-type="string" calcext:value-type="string">
            <text:p>Revise `README.md` with project structure diagram (mermaid) and module descriptions (services, libs). See Phase 1 roadmap.</text:p>
          </table:table-cell>
          <table:table-cell table:style-name="ce9" office:value-type="date" office:date-value="2025-08-09" calcext:value-type="date">
            <text:p>2025-08-09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lan Phase 3 tasks with priorities</text:p>
          </table:table-cell>
          <table:table-cell office:value-type="string" calcext:value-type="string">
            <text:p>Review roadmap and issue listing, confirm priorities (high: Points, Referrals, RFM, Users, Roles). Document in Discussions (#Roadmap). See Phase 1 roadmap.</text:p>
          </table:table-cell>
          <table:table-cell table:style-name="ce9" office:value-type="date" office:date-value="2025-08-09" calcext:value-type="date">
            <text:p>2025-08-09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rite system-architecture.md</text:p>
          </table:table-cell>
          <table:table-cell office:value-type="string" calcext:value-type="string">
            <text:p>Document system architecture in `docs/system-architecture.md` with diagrams (mermaid) and text (services, Kafka, gRPC). See Phase 1 roadmap.</text:p>
          </table:table-cell>
          <table:table-cell table:style-name="ce9"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cument local development setup</text:p>
          </table:table-cell>
          <table:table-cell office:value-type="string" calcext:value-type="string">
            <text:p>Write `docs/local_dev.md` detailing how to run all services with `docker-compose.yml`. Include setup, env vars, and health checks. See Phase 1 roadmap.</text:p>
          </table:table-cell>
          <table:table-cell table:style-name="ce9"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hance CI/CD pipeline for per-service tasks</text:p>
          </table:table-cell>
          <table:table-cell office:value-type="string" calcext:value-type="string">
            <text:p>Update `ci.yml` to support per-service build, test, lint in GitHub Actions. Use Nx `affected` for efficiency. See Phase 1 roadmap.</text:p>
          </table:table-cell>
          <table:table-cell table:style-name="ce9"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d healthz and readyz endpoints</text:p>
          </table:table-cell>
          <table:table-cell office:value-type="string" calcext:value-type="string">
            <text:p>Implement `/healthz` and `/readyz` endpoints for each microservice (Auth, Core, Points, Users, Roles, RFM, etc.). Update `docker-compose.yml` health checks. See Phase 2 roadmap.</text:p>
          </table:table-cell>
          <table:table-cell table:style-name="ce9" office:value-type="date" office:date-value="2025-08-20" calcext:value-type="date">
            <text:p>2025-08-20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sure unit test coverage for core logic</text:p>
          </table:table-cell>
          <table:table-cell office:value-type="string" calcext:value-type="string">
            <text:p>Verify each service (Core, Points, Referrals, Users, Roles, RFM) has Jest unit tests for core logic (e.g., `PointsRepository.createTransaction`). Target 80% coverage. See Phase 2 roadmap.</text:p>
          </table:table-cell>
          <table:table-cell table:style-name="ce9" office:value-type="date" office:date-value="2025-08-25" calcext:value-type="date">
            <text:p>2025-08-2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ect event-stream persistence solution</text:p>
          </table:table-cell>
          <table:table-cell office:value-type="string" calcext:value-type="string">
            <text:p>Discuss Kafka vs. NATS vs. PostgreSQL for event-stream persistence. Document decision in Discussions (#Architecture). Impacts RFM, Points, Users, Roles. See Phase 2 roadmap.</text:p>
          </table:table-cell>
          <table:table-cell table:style-name="ce9" office:value-type="date" office:date-value="2025-08-30" calcext:value-type="date">
            <text:p>2025-08-30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scuss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tralize OpenAPI and gRPC schema docs</text:p>
          </table:table-cell>
          <table:table-cell office:value-type="string" calcext:value-type="string">
            <text:p>Move OpenAPI and gRPC schema docs to `docs/api/` with versioning (`v1/`, `v2/`). Update references in Frontend, AdminCore, Users, Roles, RFM. See Phase 3 roadmap.</text:p>
          </table:table-cell>
          <table:table-cell table:style-name="ce9" office:value-type="date" office:date-value="2025-09-27" calcext:value-type="date">
            <text:p>2025-09-2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y Swagger for versioned documentation</text:p>
          </table:table-cell>
          <table:table-cell office:value-type="string" calcext:value-type="string">
            <text:p>Standardize Swagger docs for `/v1`, `/v2` endpoints. Integrate with `docs/api/`. See Phase 3 roadmap.</text:p>
          </table:table-cell>
          <table:table-cell table:style-name="ce9" office:value-type="date" office:date-value="2025-09-29" calcext:value-type="date">
            <text:p>2025-09-29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rite contract tests for gRPC services</text:p>
          </table:table-cell>
          <table:table-cell office:value-type="string" calcext:value-type="string">
            <text:p>Develop contract tests for all gRPC interfaces (e.g., `/points.v1/GetPointsBalance`, `/users.v1/GetUser`, `/rfm.v1/GetSegmentCounts`). Use Pact or similar. See Phase 3 roadmap.</text:p>
          </table:table-cell>
          <table:table-cell table:style-name="ce9" office:value-type="date" office:date-value="2025-09-30" calcext:value-type="date">
            <text:p>2025-09-3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ganize feature documentation</text:p>
          </table:table-cell>
          <table:table-cell office:value-type="string" calcext:value-type="string">
            <text:p>Move `rfm.md`, `user_stories.md`, `wireframes.md` to `docs/features/`. Update links in `README.md`. See Phase 3 roadmap.</text:p>
          </table:table-cell>
          <table:table-cell table:style-name="ce9" office:value-type="date" office:date-value="2025-09-30" calcext:value-type="date">
            <text:p>2025-09-3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place logging with centralized solution</text:p>
          </table:table-cell>
          <table:table-cell office:value-type="string" calcext:value-type="string">
            <text:p>Switch to ELK or OpenObserve for centralized log collection across all services. Configure in `docker-compose.yml`. See Phase 4 roadmap.</text:p>
          </table:table-cell>
          <table:table-cell table:style-name="ce9" office:value-type="date" office:date-value="2025-10-28" calcext:value-type="date">
            <text:p>2025-10-28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tomate Docker image release on tags</text:p>
          </table:table-cell>
          <table:table-cell office:value-type="string" calcext:value-type="string">
            <text:p>Configure `ci.yml` to push Docker images to Docker Hub on Git tags. Use semantic versioning. See Phase 4 roadmap.</text:p>
          </table:table-cell>
          <table:table-cell table:style-name="ce9" office:value-type="date" office:date-value="2025-10-30" calcext:value-type="date">
            <text:p>2025-10-30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d version information endpoint</text:p>
          </table:table-cell>
          <table:table-cell office:value-type="string" calcext:value-type="string">
            <text:p>Implement `/version` endpoint for each service, returning commit hash and tag. Integrate with health checks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erate API docs for internal-admin – adminCore</text:p>
          </table:table-cell>
          <table:table-cell office:value-type="string" calcext:value-type="string">
            <text:p>Create full API docs for AdminCore gRPC endpoints. Link to `docs/api/` from `README.md`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erate API docs for internal-admin – adminFeatures</text:p>
          </table:table-cell>
          <table:table-cell office:value-type="string" calcext:value-type="string">
            <text:p>Create full API docs for AdminFeatures gRPC endpoints. Link to `docs/api/` from `README.md`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erate API docs for internal-admin – users</text:p>
          </table:table-cell>
          <table:table-cell office:value-type="string" calcext:value-type="string">
            <text:p>Create full API docs for Users gRPC endpoints. Link to `docs/api/` from `README.md`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erate API docs for internal-admin – roles</text:p>
          </table:table-cell>
          <table:table-cell office:value-type="string" calcext:value-type="string">
            <text:p>Create full API docs for Roles gRPC endpoints. Link to `docs/api/` from `README.md`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aluate splitting gamification-service</text:p>
          </table:table-cell>
          <table:table-cell office:value-type="string" calcext:value-type="string">
            <text:p>Discuss splitting `campaign-engine` from `gamification-service`. Document decision in Discussions (#Architecture). See Phase 4 roadmap.</text:p>
          </table:table-cell>
          <table:table-cell table:style-name="ce9" office:value-type="date" office:date-value="2025-10-20" calcext:value-type="date">
            <text:p>2025-10-20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scuss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ign and Implement Users-Service Schema</text:p>
          </table:table-cell>
          <table:table-cell office:value-type="string" calcext:value-type="string">
            <text:p>Create PostgreSQL schema for `users-service` (port 5440) with `users` table (user_id, email, merchant_id, role_id, created_at, updated_at, AES-256 PII). Add indexes (`user_id`, `email`, `merchant_id`). Implement audit logging triggers (`audit_logs`). Validate with test data (`test/factories/user.ts`, Faker). See Users service plan.</text:p>
          </table:table-cell>
          <table:table-cell table:style-name="ce9" office:value-type="date" office:date-value="2025-08-15" calcext:value-type="date">
            <text:p>2025-08-1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Users-Service APIs</text:p>
          </table:table-cell>
          <table:table-cell office:value-type="string" calcext:value-type="string">
            <text:p>Implement REST (`/v1/api/users/create`, `/v1/api/users/update`, `/v1/api/users/get`) and gRPC (`/users.v1/GetUser`, `/users.v1/UpdateUser`). Integrate with `Auth` (JWT) and `AdminCore` (`admin:full`). Use Redis (`user:{user_id}`). Produce `user.created`, `user.updated` Kafka events. See Users service plan.</text:p>
          </table:table-cell>
          <table:table-cell table:style-name="ce9" office:value-type="date" office:date-value="2025-09-05" calcext:value-type="date">
            <text:p>2025-09-0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ign and Implement Roles-Service Schema</text:p>
          </table:table-cell>
          <table:table-cell office:value-type="string" calcext:value-type="string">
            <text:p>Create PostgreSQL schema for `roles-service` (port 5441) with `roles` table (role_id, permissions JSONB, merchant_id, created_at, updated_at). Add indexes (`role_id`, `merchant_id`). Implement audit logging triggers (`audit_logs`). Validate with test data (`test/factories/role.ts`, Faker). See Roles service plan.</text:p>
          </table:table-cell>
          <table:table-cell table:style-name="ce9" office:value-type="date" office:date-value="2025-08-17" calcext:value-type="date">
            <text:p>2025-08-17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Roles-Service APIs</text:p>
          </table:table-cell>
          <table:table-cell office:value-type="string" calcext:value-type="string">
            <text:p>Implement REST (`/v1/api/roles/create`, `/v1/api/roles/update`, `/v1/api/roles/get`) and gRPC (`/roles.v1/GetRole`, `/roles.v1/UpdateRole`). Integrate with `Auth` (RBAC) and `AdminCore` (`admin:full`). Use Redis (`role:{role_id}`). Produce `role.assigned`, `role.updated` Kafka events. See Roles service plan.</text:p>
          </table:table-cell>
          <table:table-cell table:style-name="ce9" office:value-type="date" office:date-value="2025-09-07" calcext:value-type="date">
            <text:p>2025-09-0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ign and Implement RFM-Service Schema</text:p>
          </table:table-cell>
          <table:table-cell office:value-type="string" calcext:value-type="string">
            <text:p>Create TimescaleDB schema for `rfm-service` (port 5435) with `rfm_segment_deltas`, `rfm_segment_counts` (materialized view), `rfm_score_history`, `customer_segments`. Configure hypertable (`created_at`). Add triggers for `orders/create`, `points.earned`. Validate with test data (`test/factories/rfm.ts`, Faker). See RFM service plan.</text:p>
          </table:table-cell>
          <table:table-cell table:style-name="ce9" office:value-type="date" office:date-value="2025-08-27" calcext:value-type="date">
            <text:p>2025-08-27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RFM-Service APIs</text:p>
          </table:table-cell>
          <table:table-cell office:value-type="string" calcext:value-type="string">
            <text:p>Implement REST (`/v1/api/rfm/segments`, `/v1/api/rfm/segments/preview`) and gRPC (`/rfm.v1/GetSegments`, `/rfm.v1/GetCustomerRFM`). Consume `orders/create`, `points.earned`, `referral.completed`. Integrate with `Frontend` (`AnalyticsPage.tsx`) and `AdminFeatures` (exports). Use Redis (`rfm:{customer_id}`). See RFM service plan.</text:p>
          </table:table-cell>
          <table:table-cell table:style-name="ce9" office:value-type="date" office:date-value="2025-09-10" calcext:value-type="date">
            <text:p>2025-09-1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Frontend for Users and Roles Integration</text:p>
          </table:table-cell>
          <table:table-cell office:value-type="string" calcext:value-type="string">
            <text:p>Add `UsersPage.tsx` and `RolesPage.tsx` for user/role management. Implement Polaris-compliant UI with i18n (`en`, `es`, `fr`, `de`, `pt`, `ja`). Call `/v1/api/users/*`, `/v1/api/roles/*`. Track with PostHog (`user.created`, `role.assigned`). See Frontend service plan.</text:p>
          </table:table-cell>
          <table:table-cell table:style-name="ce9" office:value-type="date" office:date-value="2025-09-15" calcext:value-type="date">
            <text:p>2025-09-1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Docker Compose for New Services</text:p>
          </table:table-cell>
          <table:table-cell office:value-type="string" calcext:value-type="string">
            <text:p>Update `docker-compose.yml` for `users-service` (port 3001), `roles-service` (port 3002), `rfm-service` (port 3003), PostgreSQL (5440, 5441), TimescaleDB (5435). Configure healthchecks and env vars. Test with `dev.sh`. See Infrastructure plan.</text:p>
          </table:table-cell>
          <table:table-cell table:style-name="ce9" office:value-type="date" office:date-value="2025-09-12" calcext:value-type="date">
            <text:p>2025-09-12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CI/CD for New Services</text:p>
          </table:table-cell>
          <table:table-cell office:value-type="string" calcext:value-type="string">
            <text:p>Update `ci.yml` for `users-service`, `roles-service`, `rfm-service` with Nx matrix jobs (build, test, lint). Include Jest, Cypress, k6 tests. Test change detection. See Infrastructure plan.</text:p>
          </table:table-cell>
          <table:table-cell table:style-name="ce9" office:value-type="date" office:date-value="2025-09-14" calcext:value-type="date">
            <text:p>2025-09-14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Users Integration with Auth and AdminCore</text:p>
          </table:table-cell>
          <table:table-cell office:value-type="string" calcext:value-type="string">
            <text:p>Write Jest tests for `/users.v1/*` (gRPC). Run Cypress tests for `UsersPage.tsx`. Test RBAC (`admin:full`, `admin:analytics`). Validate audit logging (`audit_logs`). See Users and Roles service plans.</text:p>
          </table:table-cell>
          <table:table-cell table:style-name="ce9" office:value-type="date" office:date-value="2025-09-17" calcext:value-type="date">
            <text:p>2025-09-1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Roles Integration with Auth and AdminCore</text:p>
          </table:table-cell>
          <table:table-cell office:value-type="string" calcext:value-type="string">
            <text:p>Write Jest tests for <text:s/>`/roles.v1/*` (gRPC). Run Cypress tests for `RolesPage.tsx`. Test RBAC (`admin:full`, `admin:analytics`). Validate audit logging (`audit_logs`). See Users and Roles service plans.</text:p>
          </table:table-cell>
          <table:table-cell table:style-name="ce9" office:value-type="date" office:date-value="2025-09-17" calcext:value-type="date">
            <text:p>2025-09-1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RFM-Service Integration with Frontend and AdminFeatures</text:p>
          </table:table-cell>
          <table:table-cell office:value-type="string" calcext:value-type="string">
            <text:p>Write Jest tests for `/rfm.v1/*` (gRPC). Run Cypress tests for `AnalyticsPage.tsx` (RFM scatter plot, segment preview). Test incremental updates (`orders/create`). Validate exports (`/admin/rfm/export`). See RFM service plan.</text:p>
          </table:table-cell>
          <table:table-cell table:style-name="ce9" office:value-type="date" office:date-value="2025-09-20" calcext:value-type="date">
            <text:p>2025-09-2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ta Test Users Services</text:p>
          </table:table-cell>
          <table:table-cell office:value-type="string" calcext:value-type="string">
            <text:p>Test `users-service` with 10–15 merchants. Validate user management (`UsersPage.tsx`). Collect feedback via Slack/Google Forms. Track with PostHog (`user.created`). See Beta testing plan.</text:p>
          </table:table-cell>
          <table:table-cell table:style-name="ce9" office:value-type="date" office:date-value="2026-01-20" calcext:value-type="date">
            <text:p>2026-01-2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ta Test Roles Services</text:p>
          </table:table-cell>
          <table:table-cell office:value-type="string" calcext:value-type="string">
            <text:p>Test `roles-service` with 10–15 merchants. Validate role assignment (`RolesPage.tsx`). Collect feedback via Slack/Google Forms. Track with PostHog (`role.assigned`). See Beta testing plan.</text:p>
          </table:table-cell>
          <table:table-cell table:style-name="ce9" office:value-type="date" office:date-value="2026-01-20" calcext:value-type="date">
            <text:p>2026-01-2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ta Test RFM Services</text:p>
          </table:table-cell>
          <table:table-cell office:value-type="string" calcext:value-type="string">
            <text:p>Test `rfm-service` with 10–15 merchants. Validate RFM analytics (`AnalyticsPage.tsx`). Collect feedback via Slack/Google Forms. Track with PostHog (`rfm_updated`). See Beta testing plan.</text:p>
          </table:table-cell>
          <table:table-cell table:style-name="ce9" office:value-type="date" office:date-value="2026-01-20" calcext:value-type="date">
            <text:p>2026-01-2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timize Scalability</text:p>
          </table:table-cell>
          <table:table-cell table:style-name="ce2" office:value-type="string" calcext:value-type="string">
            <text:p>Ensure services handle 10000 orders/hour</text:p>
          </table:table-cell>
          <table:table-cell table:style-name="ce9" office:value-type="date" office:date-value="2025-08-12" calcext:value-type="date">
            <text:p>2025-08-12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ad Test Optimization</text:p>
          </table:table-cell>
          <table:table-cell table:style-name="ce2" office:value-type="string" calcext:value-type="string">
            <text:p>Run k6 tests to validate 10000 orders/hour</text:p>
          </table:table-cell>
          <table:table-cell table:style-name="ce9" office:value-type="date" office:date-value="2025-08-19" calcext:value-type="date">
            <text:p>2025-08-19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alidate SQL Migrations</text:p>
          </table:table-cell>
          <table:table-cell table:style-name="ce2" office:value-type="string" calcext:value-type="string">
            <text:p>Test schema migrations for all services</text:p>
          </table:table-cell>
          <table:table-cell table:style-name="ce9" office:value-type="date" office:date-value="2025-08-05" calcext:value-type="date">
            <text:p>2025-08-05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lidate New Services Integration</text:p>
          </table:table-cell>
          <table:table-cell table:style-name="ce2" office:value-type="string" calcext:value-type="string">
            <text:p>Test users-service, <text:span text:style-name="T1"> roles-service,</text:span> rfm-service integration</text:p>
          </table:table-cell>
          <table:table-cell table:style-name="ce9" office:value-type="date" office:date-value="2025-08-05" calcext:value-type="date">
            <text:p>2025-08-05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mplement Users Service Logic</text:p>
          </table:table-cell>
          <table:table-cell table:style-name="ce2" office:value-type="string" calcext:value-type="string">
            <text:p>Develop REST and gRPC endpoints for users-service</text:p>
          </table:table-cell>
          <table:table-cell table:style-name="ce9" office:value-type="date" office:date-value="2025-08-12" calcext:value-type="date">
            <text:p>2025-08-12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mplement Roles Service Logic</text:p>
          </table:table-cell>
          <table:table-cell table:style-name="ce2" office:value-type="string" calcext:value-type="string">
            <text:p>Develop REST and gRPC endpoints for roles-service</text:p>
          </table:table-cell>
          <table:table-cell table:style-name="ce9" office:value-type="date" office:date-value="2025-08-19" calcext:value-type="date">
            <text:p>2025-08-19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mplement RFM Service Logic</text:p>
          </table:table-cell>
          <table:table-cell table:style-name="ce2" office:value-type="string" calcext:value-type="string">
            <text:p>Develop REST and gRPC endpoints for rfm-service</text:p>
          </table:table-cell>
          <table:table-cell table:style-name="ce9" office:value-type="date" office:date-value="2025-08-26" calcext:value-type="date">
            <text:p>2025-08-26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Jest Tests for New Services</text:p>
          </table:table-cell>
          <table:table-cell table:style-name="ce2" office:value-type="string" calcext:value-type="string">
            <text:p>Add unit tests for users-service, roles-service and rfm-service</text:p>
          </table:table-cell>
          <table:table-cell table:style-name="ce9" office:value-type="date" office:date-value="2025-09-02" calcext:value-type="date">
            <text:p>2025-09-02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k6 Load Tests for New Services</text:p>
          </table:table-cell>
          <table:table-cell table:style-name="ce2" office:value-type="string" calcext:value-type="string">
            <text:p>Add load tests for new service endpoints</text:p>
          </table:table-cell>
          <table:table-cell table:style-name="ce9" office:value-type="date" office:date-value="2025-09-09" calcext:value-type="date">
            <text:p>2025-09-09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rite Cypress E2E Tests</text:p>
          </table:table-cell>
          <table:table-cell table:style-name="ce2" office:value-type="string" calcext:value-type="string">
            <text:p>Update E2E tests for new services</text:p>
          </table:table-cell>
          <table:table-cell table:style-name="ce9" office:value-type="date" office:date-value="2025-09-16" calcext:value-type="date">
            <text:p>2025-09-16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mplement Remaining Microservices</text:p>
          </table:table-cell>
          <table:table-cell table:style-name="ce2" office:value-type="string" calcext:value-type="string">
            <text:p>Complete logic for remaining services (API Gateway, Frontend, etc.)</text:p>
          </table:table-cell>
          <table:table-cell table:style-name="ce9" office:value-type="date" office:date-value="2025-10-14" calcext:value-type="date">
            <text:p>2025-10-14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curity Audit</text:p>
          </table:table-cell>
          <table:table-cell table:style-name="ce2" office:value-type="string" calcext:value-type="string">
            <text:p>Run OWASP ZAP and Chaos Mesh for resilience</text:p>
          </table:table-cell>
          <table:table-cell table:style-name="ce9" office:value-type="date" office:date-value="2025-10-28" calcext:value-type="date">
            <text:p>2025-10-28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house CI Optimization</text:p>
          </table:table-cell>
          <table:table-cell table:style-name="ce2" office:value-type="string" calcext:value-type="string">
            <text:p>Optimize frontend for performance and SEO</text:p>
          </table:table-cell>
          <table:table-cell table:style-name="ce9" office:value-type="date" office:date-value="2025-11-04" calcext:value-type="date">
            <text:p>2025-11-04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aging Deployment</text:p>
          </table:table-cell>
          <table:table-cell table:style-name="ce2" office:value-type="string" calcext:value-type="string">
            <text:p>Deploy all services to staging environment</text:p>
          </table:table-cell>
          <table:table-cell table:style-name="ce9" office:value-type="date" office:date-value="2025-11-18" calcext:value-type="date">
            <text:p>2025-11-18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duction Deployment</text:p>
          </table:table-cell>
          <table:table-cell table:style-name="ce2" office:value-type="string" calcext:value-type="string">
            <text:p>Deploy to production and monitor</text:p>
          </table:table-cell>
          <table:table-cell table:style-name="ce9" office:value-type="date" office:date-value="2025-12-02" calcext:value-type="date">
            <text:p>2025-12-02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16378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/00/00</text:date>, <text:time style:data-style-name="N2" text:time-value="19:22:32.9199348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29T19:35:39.786611300</dc:date>
    <meta:editing-duration>PT6H48M33S</meta:editing-duration>
    <meta:editing-cycles>12</meta:editing-cycles>
    <meta:generator>LibreOffice/25.2.4.3$Windows_X86_64 LibreOffice_project/33e196637044ead23f5c3226cde09b47731f7e27</meta:generator>
    <meta:document-statistic meta:table-count="1" meta:cell-count="690" meta:object-count="0"/>
  </office:meta>
</office:document-meta>
</file>